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-dash="Fine_20_Dashed" draw:marker-start-width="0.35cm" draw:marker-end="Arrow" draw:marker-end-width="0.45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3" draw:layer="layout" svg:width="8.5cm" svg:height="1cm" svg:x="15.635cm" svg:y="1.635cm">
          <text:p text:style-name="P1">SAllocatorIndex</text:p>
        </draw:rect>
        <draw:rect draw:style-name="gr1" draw:text-style-name="P2" draw:id="id5" draw:layer="layout" svg:width="8.5cm" svg:height="1cm" svg:x="20.135cm" svg:y="5.635cm">
          <text:p text:style-name="P1">CRubanAllocator&lt;T&gt;</text:p>
        </draw:rect>
        <draw:rect draw:style-name="gr1" draw:text-style-name="P2" draw:id="id1" draw:layer="layout" svg:width="6.5cm" svg:height="1cm" svg:x="1.635cm" svg:y="3.635cm">
          <text:p text:style-name="P1">RubanOp</text:p>
        </draw:rect>
        <draw:rect draw:style-name="gr1" draw:text-style-name="P2" draw:id="id4" draw:layer="layout" svg:width="8.5cm" svg:height="1cm" svg:x="9.635cm" svg:y="5.135cm">
          <text:p text:style-name="P1">SHistoryNode</text:p>
        </draw:rect>
        <draw:rect draw:style-name="gr1" draw:text-style-name="P2" draw:id="id6" draw:layer="layout" svg:width="8.5cm" svg:height="1cm" svg:x="14.635cm" svg:y="10.635cm">
          <text:p text:style-name="P1">CStatesHistory</text:p>
        </draw:rect>
        <draw:rect draw:style-name="gr1" draw:text-style-name="P2" draw:layer="layout" svg:width="25cm" svg:height="1cm" svg:x="2.135cm" svg:y="15.135cm">
          <text:p text:style-name="P1">SPackedRubanState, SUnpackedRubanSides, URubanState, SUnpackedRubanState</text:p>
        </draw:rect>
        <draw:rect draw:style-name="gr1" draw:text-style-name="P2" draw:id="id2" draw:layer="layout" svg:width="7.5cm" svg:height="1cm" svg:x="1.635cm" svg:y="10.635cm">
          <text:p text:style-name="P1">CRubanCombination</text:p>
        </draw:rect>
        <draw:connector draw:style-name="gr2" draw:text-style-name="P2" draw:layer="layout" draw:type="line" svg:x1="4.885cm" svg:y1="4.635cm" svg:x2="5.385cm" svg:y2="10.635cm" draw:start-shape="id1" draw:start-glue-point="2" draw:end-shape="id2" draw:end-glue-point="0">
          <text:p/>
        </draw:connector>
        <draw:connector draw:style-name="gr3" draw:text-style-name="P2" draw:layer="layout" draw:type="line" svg:x1="19.885cm" svg:y1="2.635cm" svg:x2="13.885cm" svg:y2="5.135cm" draw:start-shape="id3" draw:start-glue-point="2" draw:end-shape="id4" draw:end-glue-point="0">
          <text:p/>
        </draw:connector>
        <draw:connector draw:style-name="gr2" draw:text-style-name="P2" draw:layer="layout" draw:type="line" svg:x1="19.885cm" svg:y1="2.635cm" svg:x2="24.385cm" svg:y2="5.635cm" draw:start-shape="id3" draw:start-glue-point="2" draw:end-shape="id5" draw:end-glue-point="0">
          <text:p/>
        </draw:connector>
        <draw:connector draw:style-name="gr2" draw:text-style-name="P2" draw:layer="layout" draw:type="line" svg:x1="24.385cm" svg:y1="6.635cm" svg:x2="18.885cm" svg:y2="10.635cm" draw:start-shape="id5" draw:start-glue-point="2" draw:end-shape="id6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Volodymyr Khomenko</meta:initial-creator>
    <meta:creation-date>2006-02-25T15:51:29</meta:creation-date>
    <dc:creator>Volodymyr Khomenko</dc:creator>
    <dc:date>2006-02-25T16:28:53</dc:date>
    <dc:language>ru-RU</dc:language>
    <meta:editing-cycles>3</meta:editing-cycles>
    <meta:editing-duration>PT21M2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